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3f09" officeooo:paragraph-rsid="000cafeb"/>
    </style:style>
    <style:style style:name="P2" style:family="paragraph" style:parent-style-name="Standard">
      <style:text-properties officeooo:paragraph-rsid="000b5cb3"/>
    </style:style>
    <style:style style:name="P3" style:family="paragraph" style:parent-style-name="Standard">
      <style:paragraph-properties fo:text-align="center" style:justify-single-word="false"/>
      <style:text-properties officeooo:paragraph-rsid="000b5cb3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ba03" officeooo:paragraph-rsid="000dba03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ba03" officeooo:paragraph-rsid="000b5cb3" style:font-weight-asian="bold" style:font-weight-complex="bold"/>
    </style:style>
    <style:style style:name="P6" style:family="paragraph" style:parent-style-name="Standard">
      <style:text-properties officeooo:paragraph-rsid="0010ebf7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normal" officeooo:paragraph-rsid="000b5cb3" style:font-size-asian="14pt" style:font-weight-asian="normal" style:font-size-complex="14pt" style:font-weight-complex="normal"/>
    </style:style>
    <style:style style:name="P8" style:family="paragraph" style:parent-style-name="Preformatted_20_Text">
      <style:paragraph-properties fo:text-align="justify" style:justify-single-word="false"/>
      <style:text-properties style:font-name="Liberation Serif" fo:font-size="14pt" fo:language="en" fo:country="US" style:text-underline-style="none" fo:font-weight="normal" officeooo:rsid="000dba03" officeooo:paragraph-rsid="000dba03" style:font-size-asian="14pt" style:font-weight-asian="normal" style:font-size-complex="14pt" style:font-weight-complex="normal"/>
    </style:style>
    <style:style style:name="P9" style:family="paragraph" style:parent-style-name="Preformatted_20_Text">
      <style:paragraph-properties fo:text-align="start" style:justify-single-word="false" style:writing-mode="lr-tb"/>
      <style:text-properties style:font-name="Liberation Serif" fo:font-size="14pt" fo:language="en" fo:country="US" style:text-underline-style="none" fo:font-weight="normal" style:font-size-asian="14pt" style:font-weight-asian="normal" style:font-size-complex="14pt" style:font-weight-complex="normal"/>
    </style:style>
    <style:style style:name="P10" style:family="paragraph" style:parent-style-name="Preformatted_20_Text">
      <style:paragraph-properties fo:text-align="start" style:justify-single-word="false" style:writing-mode="lr-tb"/>
      <style:text-properties style:font-name="Liberation Serif" fo:font-size="14pt" fo:language="en" fo:country="US" style:text-underline-style="none" fo:font-weight="normal" officeooo:paragraph-rsid="0012f093" style:font-size-asian="14pt" style:font-weight-asian="normal" style:font-size-complex="14pt" style:font-weight-complex="normal"/>
    </style:style>
    <style:style style:name="P11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style:font-name="Liberation Serif" fo:font-size="14pt" fo:language="en" fo:country="US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officeooo:rsid="000b3f09"/>
    </style:style>
    <style:style style:name="T2" style:family="text">
      <style:text-properties officeooo:rsid="000b5cb3"/>
    </style:style>
    <style:style style:name="T3" style:family="text">
      <style:text-properties officeooo:rsid="000c3203"/>
    </style:style>
    <style:style style:name="T4" style:family="text">
      <style:text-properties style:text-underline-style="solid" style:text-underline-width="auto" style:text-underline-color="font-color" fo:font-weight="bold" officeooo:rsid="000dba03" style:font-weight-asian="bold" style:font-weight-complex="bold"/>
    </style:style>
    <style:style style:name="T5" style:family="text">
      <style:text-properties officeooo:rsid="000e0d48"/>
    </style:style>
    <style:style style:name="T6" style:family="text">
      <style:text-properties officeooo:rsid="000f1b4d"/>
    </style:style>
    <style:style style:name="T7" style:family="text">
      <style:text-properties officeooo:rsid="0010ebf7"/>
    </style:style>
    <style:style style:name="T8" style:family="text">
      <style:text-properties officeooo:rsid="0012f093"/>
    </style:style>
    <style:style style:name="T9" style:family="text">
      <style:text-properties officeooo:rsid="00143654"/>
    </style:style>
    <style:style style:name="T10" style:family="text">
      <style:text-properties officeooo:rsid="0015ef63"/>
    </style:style>
    <style:style style:name="T11" style:family="text">
      <style:text-properties officeooo:rsid="001724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ésumé </text:p>
      <text:p text:style-name="Standard"/>
      <text:p text:style-name="Standard"/>
      <text:p text:style-name="Standard">"Home Easy Managment" est une application pour les particuliers qui permet de gérer <text:s/><text:span text:style-name="T3">facilement </text:span>leurs budgets. <text:span text:style-name="T3">Afin de </text:span>pouvoir enregistrer <text:span text:style-name="T3">les</text:span> revenus et dépenses, il faudrait créer un compte utilisateur pour s'authentifier. Vous pouvez également, suivre l'évolution de vos données mensuelles et annuelles. <text:s/><text:span text:style-name="T3">Le site fournit une graphique</text:span> <text:s/>qui affiche d'une manière <text:span text:style-name="T1">succincte</text:span> la courbe de vos revenus et dépenses. <text:span text:style-name="T3">Elle</text:span> donne <text:span text:style-name="T3">également la possibilité</text:span> de supprim<text:span text:style-name="T1">er </text:span>une ou plusieurs données enregistrée.s. </text:p>
      <text:p text:style-name="P1">Pour l<text:span text:style-name="T7">a partie</text:span> « front-end » c’est à dire tous les éléments <text:span text:style-name="T3">visibles</text:span> à l’écran du site et avec lesquels on peut interagir. Ces éléments sont composés de html5, css3, bootstrap, <text:s/>Javascript, jQuery et angularJS et contrôlés par le navigateur web de l’utilisateur.</text:p>
      <text:p text:style-name="P6"><text:span text:style-name="T1">Pour la  partie« back-end » </text:span>: c'est la partie invisible pour les visiteurs mais qui donne vie <text:span text:style-name="T2">à l’application</text:span>. <text:span text:style-name="T2">L</text:span>es éléments du back-end <text:span text:style-name="T2">utilisés sont : </text:span>le serveur (l'endroit <text:span text:style-name="T3">qui</text:span> héberge <text:span text:style-name="T3">l’application</text:span>) et la base de données du site. <text:span text:style-name="T2">J’ai <text:s/>fait les requêtes <text:s/>dans ma base de donnée avec le langage SQL. Pour relier le coté front avec la base de données j’ai utilisé node JS qui </text:span>est une plateforme de développement Javascript. <text:span text:style-name="T3">NodeJS comporte</text:span> des bibliothèques permettant de réaliser des actions <text:s/><text:span text:style-name="T2">comme la connexion à la base de donnée, récupérer les données de formulaires, intégrér des requêtes sql, ajouter des données dans la bases de données, etc.</text:span></text:p>
      <text:p text:style-name="P2"><text:span text:style-name="T2">Enfin j’ai utilisé </text:span>un micro-framework pour Node.js <text:span text:style-name="T2">qui s’appelle express JS.</text:span> Il <text:span text:style-name="T2">m’a</text:span> <text:span text:style-name="T2">permis de faire les routes ainsi que les sessions.</text:span></text:p>
      <text:p text:style-name="P3"><text:line-break/><text:span text:style-name="T4">Abstract</text:span></text:p>
      <text:p text:style-name="P5"/>
      <text:p text:style-name="P8"><text:bookmark text:name="tw-target-text"/>"Home Easy Managment" is an easy-to-use application for individuals to manage their budgets. <text:span text:style-name="T6">For</text:span> record<text:span text:style-name="T6">ing</text:span> salary and expenses, <text:span text:style-name="T6">the</text:span> user should create <text:span text:style-name="T6">an </text:span>account and log in . User can also <text:span text:style-name="T8">follow </text:span>the progress of monthly and annual data. The <text:span text:style-name="T9">web </text:span>site provides a graph of salary <text:s/>and expenses. It also provides the ability to delete one or more recorded data.</text:p>
      <text:p text:style-name="P9">For <text:span text:style-name="T9">my</text:span> "front-end" <text:span text:style-name="T5">part </text:span><text:s/><text:span text:style-name="T5">that is to say</text:span> all the elements visible on the screen of the <text:span text:style-name="T8">web </text:span>site and <text:span text:style-name="T8">which with</text:span> <text:span text:style-name="T6">we </text:span>can interact. These elements are composed of html5, css3, <text:span text:style-name="T5">B</text:span>ootstrap, Javascript, jQuery, angularJS .</text:p>
      <text:p text:style-name="P10">For <text:span text:style-name="T10">my</text:span> "back-end" part: it is the invisible part for the <text:span text:style-name="T10">internet users</text:span> but which gives life to the application. The elements of the back-end<text:span text:style-name="T9"> I </text:span>used are: server (the place that hosts the application) and <text:s/>database . I made queries in my database with the SQL language. To connect the front<text:span text:style-name="T8">-end part</text:span> with the database I used node JS which is a Javascript development platform. NodeJS includes libraries for performing actions. <text:span text:style-name="T11">It <text:s text:c="2"/>enabled me to: </text:span><text:s/>connect <text:span text:style-name="T11">in my</text:span> database, retrieving form data, integrating sql queries.</text:p>
      <text:p text:style-name="P11">Finally, <text:s/>I used a micro-framework <text:span text:style-name="T11">of </text:span><text:s/>Node.js which is called express JS. <text:span text:style-name="T11">This last</text:span> allowed me to do the r<text:span text:style-name="T5">oot</text:span> as well as the sessions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09:41:27.356189372</meta:creation-date>
    <dc:date>2017-07-26T16:52:05.446179837</dc:date>
    <meta:editing-duration>PT7H33M4S</meta:editing-duration>
    <meta:editing-cycles>5</meta:editing-cycles>
    <meta:generator>LibreOffice/5.3.1.2$Linux_x86 LibreOffice_project/30m0$Build-2</meta:generator>
    <meta:document-statistic meta:table-count="0" meta:image-count="0" meta:object-count="0" meta:page-count="1" meta:paragraph-count="10" meta:word-count="456" meta:character-count="2785" meta:non-whitespace-character-count="2320"/>
  </office:meta>
</office:document-meta>
</file>